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17e" officeooo:paragraph-rsid="000f226c"/>
    </style:style>
    <style:style style:name="P2" style:family="paragraph" style:parent-style-name="Standard">
      <style:text-properties officeooo:rsid="000f226c" officeooo:paragraph-rsid="000f226c"/>
    </style:style>
    <style:style style:name="P3" style:family="paragraph" style:parent-style-name="Standard">
      <style:text-properties officeooo:paragraph-rsid="000f226c"/>
    </style:style>
    <style:style style:name="P4" style:family="paragraph" style:parent-style-name="Standard">
      <style:paragraph-properties fo:margin-left="0in" fo:margin-right="0in" fo:text-align="start" style:justify-single-word="false" fo:text-indent="0in" style:auto-text-indent="false"/>
    </style:style>
    <style:style style:name="T1" style:family="text">
      <style:text-properties officeooo:rsid="000f226c"/>
    </style:style>
    <style:style style:name="T2" style:family="text">
      <style:text-properties fo:color="#7f0055" style:font-name="Monospace" fo:font-size="12pt" fo:font-weight="bold" style:font-size-asian="12pt" style:font-weight-asian="bold"/>
    </style:style>
    <style:style style:name="T3" style:family="text">
      <style:text-properties fo:color="#000000" style:font-name="Monospace" fo:font-size="12pt" style:font-size-asian="12pt"/>
    </style:style>
    <style:style style:name="T4" style:family="text">
      <style:text-properties fo:color="#0000c0" style:font-name="Monospace" fo:font-size="12pt" style:font-size-asian="12pt"/>
    </style:style>
    <style:style style:name="T5" style:family="text">
      <style:text-properties fo:color="#6a3e3e" style:font-name="Monospace"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text:span text:style-name="T1">3</text:span> Aditya Mehta</text:p>
      <text:p text:style-name="P1"/>
      <text:p text:style-name="P3"><text:span text:style-name="T1">1. This solution achieves O(lonN) time because it is a divide and conquer algorithm.</text:span></text:p>
      <text:p text:style-name="P3"><text:span text:style-name="T2"><text:tab/><text:tab/><text:tab/>if</text:span><text:span text:style-name="T3"> (</text:span><text:span text:style-name="T4">arr</text:span><text:span text:style-name="T3">[</text:span><text:span text:style-name="T5">j</text:span><text:span text:style-name="T3">] &gt; </text:span><text:span text:style-name="T5">i</text:span><text:span text:style-name="T3">) {</text:span></text:p>
      <text:p text:style-name="P4"><text:span text:style-name="T3"><text:tab/><text:tab/><text:tab/><text:tab/></text:span><text:span text:style-name="T5">j</text:span><text:span text:style-name="T3">=</text:span><text:span text:style-name="T5">j</text:span><text:span text:style-name="T3">/2;</text:span></text:p>
      <text:p text:style-name="P4"><text:span text:style-name="T3"><text:tab/><text:tab/><text:tab/><text:tab/></text:span><text:span text:style-name="T5">compares</text:span><text:span text:style-name="T3">++;</text:span></text:p>
      <text:p text:style-name="P4"><text:span text:style-name="T3"><text:tab/><text:tab/><text:tab/>}</text:span></text:p>
      <text:p text:style-name="P4"><text:span text:style-name="T3"><text:tab/><text:tab/><text:tab/><text:tab/></text:span></text:p>
      <text:p text:style-name="P4"><text:span text:style-name="T3"><text:tab/><text:tab/><text:tab/></text:span><text:span text:style-name="T2">else</text:span><text:span text:style-name="T3"> {</text:span></text:p>
      <text:p text:style-name="P4"><text:span text:style-name="T3"><text:tab/><text:tab/><text:tab/><text:tab/></text:span><text:span text:style-name="T5">j</text:span><text:span text:style-name="T3"> = 3*</text:span><text:span text:style-name="T5">j</text:span><text:span text:style-name="T3">/2;</text:span></text:p>
      <text:p text:style-name="P2"><text:span text:style-name="T3"><text:tab/><text:tab/><text:tab/><text:tab/></text:span><text:span text:style-name="T5">compares</text:span><text:span text:style-name="T3">++;</text:span></text:p>
      <text:p text:style-name="P2"><text:span text:style-name="T3"/></text:p>
      <text:p text:style-name="P2"><text:span text:style-name="T3">From the code above you can see that j is continually moving halfway between the bounds. The original position is at half of the length of the array. If the value is too high it will go half way to the bottom of the array. Otherwise it goes halfway to the top.</text:span></text:p>
      <text:p text:style-name="P2"><text:span text:style-name="T3"/></text:p>
      <text:p text:style-name="P2"><text:span text:style-name="T3">This repeats until the value i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06:45.740697996</meta:creation-date>
    <dc:date>2018-11-02T18:28:17.140589197</dc:date>
    <meta:editing-duration>PT11M31S</meta:editing-duration>
    <meta:editing-cycles>1</meta:editing-cycles>
    <meta:document-statistic meta:table-count="0" meta:image-count="0" meta:object-count="0" meta:page-count="1" meta:paragraph-count="12" meta:word-count="90" meta:character-count="494" meta:non-whitespace-character-count="386"/>
    <meta:generator>LibreOffice/5.1.6.2$Linux_X86_64 LibreOffice_project/10m0$Build-2</meta:generator>
  </office:meta>
</office:document-meta>
</file>